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B10000019D1E3B87B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XTO DE PRUEB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áficos1" text:anchor-type="paragraph" svg:width="2.231cm" svg:height="2.129cm" draw:z-index="0"><draw:image xlink:href="Pictures/10000201000001B10000019D1E3B87B7.png" xlink:type="simple" xlink:show="embed" xlink:actuate="onLoad"/></draw:frame>CABECERA</text:p>
        <text:p text:style-name="Header"/>
        <text:p text:style-name="Header"/>
        <text:p text:style-name="Header"/>
        <text:p text:style-name="Header"/>
      </style:header>
      <style:footer>
        <text:p text:style-name="Footer">PIE DE PÁGINA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51S</meta:editing-duration>
    <meta:editing-cycles>4</meta:editing-cycles>
    <meta:generator>OpenOffice/4.1.6$Win32 OpenOffice.org_project/416m1$Build-9790</meta:generator>
    <dc:date>2019-06-19T15:57:49.06</dc:date>
    <meta:document-statistic meta:table-count="0" meta:image-count="1" meta:object-count="0" meta:page-count="1" meta:paragraph-count="3" meta:word-count="7" meta:character-count="36"/>
    <meta:user-defined meta:name="Info 1"/>
    <meta:user-defined meta:name="Info 2"/>
    <meta:user-defined meta:name="Info 3"/>
    <meta:user-defined meta:name="Info 4"/>
  </office:meta>
</office:document-meta>
</file>